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111111111111111111111111111</text:p>
      <text:p text:style-name="Text_20_body">2222222222222222222222222</text:p>
      <text:p text:style-name="Text_20_body">333333333333333333333333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5cm" fo:margin-bottom="0.25cm" loext:contextual-spacing="true" fo:line-height="200%" style:writing-mode="pag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9:46:03.255000000</meta:creation-date>
    <dc:date>2016-09-07T19:48:00.170000000</dc:date>
    <meta:editing-duration>PT2M2S</meta:editing-duration>
    <meta:editing-cycles>1</meta:editing-cycles>
    <meta:document-statistic meta:table-count="0" meta:image-count="0" meta:object-count="0" meta:page-count="1" meta:paragraph-count="3" meta:word-count="3" meta:character-count="77" meta:non-whitespace-character-count="77"/>
    <meta:generator>LibreOffice/5.2.1.2$Windows_X86_64 LibreOffice_project/31dd62db80d4e60af04904455ec9c9219178d620</meta:generator>
  </office:meta>
</office:document-meta>
</file>